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239F9000057970882CA90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 Unicode MS" svg:font-family="'Arial Unicode MS'" style:font-family-generic="swiss" style:font-pitch="variable"/>
  </office:font-face-decls>
  <office:automatic-styles>
    <style:style style:name="Table13" style:family="table">
      <style:table-properties style:width="16.501cm" style:rel-width="100%" fo:margin-left="0cm" table:align="left"/>
    </style:style>
    <style:style style:name="Table13.A" style:family="table-column">
      <style:table-column-properties style:column-width="2.748cm" style:rel-column-width="1547*"/>
    </style:style>
    <style:style style:name="Table13.B" style:family="table-column">
      <style:table-column-properties style:column-width="5.436cm" style:rel-column-width="3059*"/>
    </style:style>
    <style:style style:name="Table13.C" style:family="table-column">
      <style:table-column-properties style:column-width="2.972cm" style:rel-column-width="1673*"/>
    </style:style>
    <style:style style:name="Table13.D" style:family="table-column">
      <style:table-column-properties style:column-width="3.106cm" style:rel-column-width="1748*"/>
    </style:style>
    <style:style style:name="Table13.E" style:family="table-column">
      <style:table-column-properties style:column-width="2.237cm" style:rel-column-width="1259*"/>
    </style:style>
    <style:style style:name="Table13.1" style:family="table-row">
      <style:table-row-properties style:min-row-height="1.637cm"/>
    </style:style>
    <style:style style:name="Table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3.2" style:family="table-row">
      <style:table-row-properties style:min-row-height="1.517cm"/>
    </style:style>
    <style:style style:name="Table13.E2" style:family="table-cell" style:data-style-name="N0">
      <style:table-cell-properties style:vertical-align="middle" fo:padding-left="0.191cm" fo:padding-right="0.191cm" fo:padding-top="0cm" fo:padding-bottom="0cm" fo:border="0.5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>
        <style:tab-stops/>
      </style:paragraph-properties>
      <style:text-properties fo:hyphenate="false"/>
    </style:style>
    <style:style style:name="P2" style:family="paragraph" style:parent-style-name="Normal">
      <style:text-properties fo:font-size="10pt" fo:language="nb" fo:country="NO" fo:font-style="italic" style:font-size-asian="10pt" style:font-style-asian="italic" style:font-size-complex="10pt"/>
    </style:style>
    <style:style style:name="P3" style:family="paragraph" style:parent-style-name="Normal">
      <style:paragraph-properties fo:text-align="center" style:justify-single-word="false"/>
      <style:text-properties fo:font-size="10pt" fo:language="nb" fo:country="NO" fo:font-style="italic" style:font-size-asian="10pt" style:font-style-asian="italic" style:font-size-complex="10pt"/>
    </style:style>
    <style:style style:name="P4" style:family="paragraph" style:parent-style-name="Normal">
      <style:text-properties fo:language="nb" fo:country="NO"/>
    </style:style>
    <style:style style:name="P5" style:family="paragraph" style:parent-style-name="Normal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Stil1">
      <style:paragraph-properties fo:margin-top="0cm" fo:margin-bottom="0cm" style:contextual-spacing="false" fo:text-align="center" style:justify-single-word="false"/>
      <style:text-properties fo:font-size="11pt" style:font-size-asian="11pt" style:language-asian="en" style:country-asian="US" style:font-size-complex="11pt" style:font-weight-complex="bold"/>
    </style:style>
    <style:style style:name="P8" style:family="paragraph" style:parent-style-name="Stil1">
      <style:paragraph-properties fo:margin-top="0cm" fo:margin-bottom="0cm" style:contextual-spacing="false" fo:text-align="center" style:justify-single-word="false"/>
      <style:text-properties style:font-name="Times New Roman1" fo:font-size="12pt" fo:language="en" fo:country="US" fo:font-weight="bold" style:font-size-asian="11pt" style:language-asian="en" style:country-asian="US" style:font-size-complex="11pt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4pt" fo:language="en" fo:country="US" fo:font-weight="bold"/>
    </style:style>
    <style:style style:name="P11" style:family="paragraph" style:parent-style-name="Text_20_body">
      <style:text-properties fo:font-size="10pt" fo:language="en" fo:country="US" fo:font-style="italic"/>
    </style:style>
    <style:style style:name="P12" style:family="paragraph" style:parent-style-name="Text_20_body">
      <style:paragraph-properties fo:margin-left="1.27cm" fo:margin-right="0cm" fo:margin-top="0cm" fo:margin-bottom="0cm" style:contextual-spacing="false" fo:text-align="center" style:justify-single-word="false" fo:text-indent="-1.27cm" style:auto-text-indent="false">
        <style:tab-stops/>
      </style:paragraph-properties>
      <style:text-properties fo:font-size="11pt" fo:font-weight="bold" style:font-size-asian="11pt" style:language-asian="en" style:country-asian="US" style:font-size-complex="11pt" style:font-weight-complex="bold"/>
    </style:style>
    <style:style style:name="P13" style:family="paragraph" style:parent-style-name="Normal" style:master-page-name="MP0">
      <style:paragraph-properties style:page-number="auto" fo:break-before="page"/>
    </style:style>
    <style:style style:name="P14" style:family="paragraph" style:parent-style-name="Normal">
      <style:text-properties fo:language="nb" fo:country="NO"/>
    </style:style>
    <style:style style:name="P15" style:family="paragraph" style:parent-style-name="Stil1">
      <style:paragraph-properties fo:margin-top="0cm" fo:margin-bottom="0cm" style:contextual-spacing="false" fo:text-align="center" style:justify-single-word="false"/>
      <style:text-properties style:font-name="Times New Roman1" fo:font-size="12pt" fo:language="en" fo:country="US" fo:font-weight="bold" style:font-size-asian="11pt" style:language-asian="en" style:country-asian="US" style:font-size-complex="11pt" style:font-weight-complex="bold"/>
    </style:style>
    <style:style style:name="P16" style:family="paragraph" style:parent-style-name="Text_20_body">
      <style:text-properties fo:font-size="10pt"/>
    </style:style>
    <style:style style:name="P17" style:family="paragraph">
      <style:paragraph-properties fo:text-align="start"/>
      <style:text-properties style:text-line-through-style="none" style:text-line-through-type="none" style:font-name="Times New Roman2" fo:font-size="11pt" fo:font-style="normal" style:text-underline-style="none" fo:font-weight="normal"/>
    </style:style>
    <style:style style:name="T1" style:family="text">
      <style:text-properties fo:language="nb" fo:country="NO" style:language-asian="nb" style:country-asian="NO"/>
    </style:style>
    <style:style style:name="T2" style:family="text">
      <style:text-properties fo:language="nb" fo:country="NO" fo:font-weight="bold" style:font-weight-asian="bold"/>
    </style:style>
    <style:style style:name="T3" style:family="text">
      <style:text-properties fo:font-size="10pt" fo:language="nb" fo:country="NO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weight="bold" style:font-size-asian="10pt" style:font-size-complex="10pt"/>
    </style:style>
    <style:style style:name="T6" style:family="text">
      <style:text-properties fo:font-size="11pt" style:font-name-asian="Arial Unicode MS" style:font-size-asian="11pt" style:font-size-complex="11pt"/>
    </style:style>
    <style:style style:name="T7" style:family="text">
      <style:text-properties style:font-name="Times New Roman1" fo:font-size="12pt" fo:language="en" fo:country="US" fo:font-weight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urrent-value="V20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current-value="UNIK97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ext Box 1" form:control-implementation="ooo:com.sun.star.form.component.TextField" xml:id="control3" form:id="control3" form:current-value="Selected topics in mobile semantic service deliver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>Selected topics in mobile semantic service delivery</text:p>
          </form:textarea>
          <form:textarea form:name="Text Box 1" form:control-implementation="ooo:com.sun.star.form.component.TextField" xml:id="control4" form:id="control4" form:current-value="UNIK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>UNIK</text:p>
          </form:textarea>
          <form:text form:name="Text Box 1" form:control-implementation="ooo:com.sun.star.form.component.TextField" xml:id="control5" form:id="control5" form:current-value="V20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current-value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7" form:id="control7" form:current-value="INF93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ext Box 1" form:control-implementation="ooo:com.sun.star.form.component.TextField" xml:id="control8" form:id="control8" form:current-value="PhD seminar in intelligent dat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>PhD seminar in intelligent data</text:p>
          </form:textarea>
          <form:textarea form:name="Text Box 1" form:control-implementation="ooo:com.sun.star.form.component.TextField" xml:id="control9" form:id="control9" form:current-value="U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>UiO</text:p>
          </form:textarea>
          <form:text form:name="Text Box 1" form:control-implementation="ooo:com.sun.star.form.component.TextField" xml:id="control10" form:id="control10" form:current-value="H20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1" form:id="control11" form:current-value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2" form:id="control12" form:current-value="INF9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ext Box 1" form:control-implementation="ooo:com.sun.star.form.component.TextField" xml:id="control13" form:id="control13" form:current-value="Advanced Database System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>Advanced Database Systems</text:p>
          </form:textarea>
          <form:textarea form:name="Text Box 1" form:control-implementation="ooo:com.sun.star.form.component.TextField" xml:id="control14" form:id="control14" form:current-value="UiO&#9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>UiO<text:tab/></text:p>
          </form:textarea>
          <form:text form:name="Text Box 1" form:control-implementation="ooo:com.sun.star.form.component.TextField" xml:id="control15" form:id="control15" form:current-value="H20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6" form:id="control16" form:current-value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ext Box 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/>
          </form:textarea>
          <form:textarea form:name="Text Box 1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/>
          </form:textarea>
          <form:text form:name="Text Box 1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ext Box 1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/>
          </form:textarea>
          <form:textarea form:name="Text Box 1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/>
          </form:textarea>
          <form:text form:name="Text Box 1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ext Box 1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/>
          </form:textarea>
          <form:textarea form:name="Text Box 1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/>
          </form:textarea>
          <form:text form:name="Text Box 1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ext Box 1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/>
          </form:textarea>
          <form:textarea form:name="Text Box 1" form:control-implementation="ooo:com.sun.star.form.component.TextField" xml:id="control35" form:id="control35" form:current-value="Kjetil Kjernsm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>Kjetil Kjernsmo</text:p>
          </form:textarea>
          <form:textarea form:name="Text Box 1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 text:style-name="P1"/>
          </form:textarea>
          <form:text form:name="Text Box 1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Picture 1" text:anchor-type="paragraph" svg:x="0.099cm" svg:y="0.019cm" svg:width="10.901cm" style:rel-width="scale" svg:height="1.619cm" style:rel-height="scale" draw:z-index="0"><draw:image xlink:href="Pictures/20000007000239F9000057970882CA90.svm" xlink:type="simple" xlink:show="embed" xlink:actuate="onLoad"/><svg:desc>Matnat</svg:desc></draw:frame></text:p>
      <text:p text:style-name="P2"/>
      <text:p text:style-name="P10">Confirmation of passed and completed training component</text:p>
      <text:p text:style-name="P11">The candidate fills in the form and submit I to the Department together with the applications for having the dissertation assessed.</text:p>
      <text:p text:style-name="P3"/>
      <text:p text:style-name="P3"/>
      <text:p text:style-name="P3"><draw:control text:anchor-type="paragraph" draw:z-index="35" draw:style-name="gr1" draw:text-style-name="P17" svg:width="12.166cm" svg:height="0.581cm" svg:x="3.734cm" svg:y="0.353cm" draw:control="control35"/></text:p>
      <text:p text:style-name="Normal"><text:span text:style-name="Default_20_Paragraph_20_Font"><text:span text:style-name="T2">Candidate name: </text:span></text:span><text:span text:style-name="Default_20_Paragraph_20_Font"><text:span text:style-name="T3">     </text:span></text:span></text:p>
      <text:p text:style-name="P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8">Course code </text:p>
          </table:table-cell>
          <table:table-cell table:style-name="Table13.A1" office:value-type="string">
            <text:p text:style-name="P8">Name</text:p>
          </table:table-cell>
          <table:table-cell table:style-name="Table13.A1" office:value-type="string">
            <text:p text:style-name="P12">Arranged by</text:p>
          </table:table-cell>
          <table:table-cell table:style-name="Table13.A1" office:value-type="string">
            <text:p text:style-name="P8">Exam semester and year </text:p>
          </table:table-cell>
          <table:table-cell table:style-name="Table13.A1" office:value-type="string">
            <text:p text:style-name="P7"><text:span text:style-name="T7">Number of credits (studie-poeng)</text:span> </text:p>
          </table:table-cell>
        </table:table-row>
        <table:table-row table:style-name="Table13.2">
          <table:table-cell table:style-name="Table13.A1" office:value-type="string">
            <text:p text:style-name="P5">MNSES9100</text:p>
          </table:table-cell>
          <table:table-cell table:style-name="Table13.A1" office:value-type="string">
            <text:p text:style-name="P5">Science, Ethics and Society</text:p>
          </table:table-cell>
          <table:table-cell table:style-name="Table13.A1" office:value-type="string">
            <text:p text:style-name="P5">UiO</text:p>
          </table:table-cell>
          <table:table-cell table:style-name="Table13.A1" office:value-type="string">
            <text:p text:style-name="P6"><draw:control text:anchor-type="paragraph" draw:z-index="1" draw:style-name="gr1" draw:text-style-name="P17" svg:width="2.133cm" svg:height="0.581cm" svg:x="0.074cm" svg:y="0.042cm" draw:control="control1"/><text:span text:style-name="Default_20_Paragraph_20_Font"><text:span text:style-name="T6">     </text:span></text:span></text:p>
          </table:table-cell>
          <table:table-cell table:style-name="Table13.E2" office:value-type="float" office:value="5">
            <text:p text:style-name="P5">5</text:p>
          </table:table-cell>
        </table:table-row>
        <table:table-row table:style-name="Table13.2">
          <table:table-cell table:style-name="Table13.A1" office:value-type="string">
            <text:p text:style-name="P6"><draw:control text:anchor-type="paragraph" draw:z-index="2" draw:style-name="gr1" draw:text-style-name="P17" svg:width="2.133cm" svg:height="0.581cm" svg:x="0.074cm" svg:y="0.042cm" draw:control="control2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3" draw:style-name="gr1" draw:text-style-name="P17" svg:width="4.744cm" svg:height="0.581cm" svg:x="0.206cm" svg:y="0.002cm" draw:control="control3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4" draw:style-name="gr1" draw:text-style-name="P17" svg:width="2.133cm" svg:height="0.581cm" svg:x="0.074cm" svg:y="0.042cm" draw:control="control4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5" draw:style-name="gr1" draw:text-style-name="P17" svg:width="2.133cm" svg:height="0.581cm" svg:x="0.074cm" svg:y="0.042cm" draw:control="control5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6" draw:style-name="gr1" draw:text-style-name="P17" svg:width="0.613cm" svg:height="0.5cm" svg:x="1.127cm" svg:y="0.014cm" draw:control="control6"/><text:span text:style-name="Default_20_Paragraph_20_Font"><text:span text:style-name="T6">  </text:span></text:span></text:p>
          </table:table-cell>
        </table:table-row>
        <table:table-row table:style-name="Table13.2">
          <table:table-cell table:style-name="Table13.A1" office:value-type="string">
            <text:p text:style-name="P6"><draw:control text:anchor-type="paragraph" draw:z-index="7" draw:style-name="gr1" draw:text-style-name="P17" svg:width="2.133cm" svg:height="0.581cm" svg:x="0.074cm" svg:y="0.042cm" draw:control="control7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8" draw:style-name="gr1" draw:text-style-name="P17" svg:width="4.744cm" svg:height="0.581cm" svg:x="0.206cm" svg:y="0.002cm" draw:control="control8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9" draw:style-name="gr1" draw:text-style-name="P17" svg:width="2.133cm" svg:height="0.581cm" svg:x="0.074cm" svg:y="0.042cm" draw:control="control9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10" draw:style-name="gr1" draw:text-style-name="P17" svg:width="2.133cm" svg:height="0.581cm" svg:x="0.074cm" svg:y="0.042cm" draw:control="control10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11" draw:style-name="gr1" draw:text-style-name="P17" svg:width="0.613cm" svg:height="0.5cm" svg:x="1.127cm" svg:y="0.014cm" draw:control="control11"/><text:span text:style-name="Default_20_Paragraph_20_Font"><text:span text:style-name="T6">  </text:span></text:span></text:p>
          </table:table-cell>
        </table:table-row>
        <table:table-row table:style-name="Table13.2">
          <table:table-cell table:style-name="Table13.A1" office:value-type="string">
            <text:p text:style-name="P6"><draw:control text:anchor-type="paragraph" draw:z-index="12" draw:style-name="gr1" draw:text-style-name="P17" svg:width="2.133cm" svg:height="0.581cm" svg:x="0.074cm" svg:y="0.042cm" draw:control="control12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13" draw:style-name="gr1" draw:text-style-name="P17" svg:width="4.744cm" svg:height="0.581cm" svg:x="0.206cm" svg:y="0.002cm" draw:control="control13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14" draw:style-name="gr1" draw:text-style-name="P17" svg:width="2.133cm" svg:height="0.581cm" svg:x="0.074cm" svg:y="0.042cm" draw:control="control14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15" draw:style-name="gr1" draw:text-style-name="P17" svg:width="2.133cm" svg:height="0.581cm" svg:x="0.074cm" svg:y="0.042cm" draw:control="control15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16" draw:style-name="gr1" draw:text-style-name="P17" svg:width="0.613cm" svg:height="0.5cm" svg:x="1.127cm" svg:y="0.014cm" draw:control="control16"/><text:span text:style-name="Default_20_Paragraph_20_Font"><text:span text:style-name="T6">  </text:span></text:span></text:p>
          </table:table-cell>
        </table:table-row>
        <table:table-row table:style-name="Table13.2">
          <table:table-cell table:style-name="Table13.A1" office:value-type="string">
            <text:p text:style-name="P6"><draw:control text:anchor-type="paragraph" draw:z-index="17" draw:style-name="gr1" draw:text-style-name="P17" svg:width="2.133cm" svg:height="0.581cm" svg:x="0.074cm" svg:y="0.042cm" draw:control="control17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18" draw:style-name="gr1" draw:text-style-name="P17" svg:width="4.744cm" svg:height="0.581cm" svg:x="0.206cm" svg:y="0.002cm" draw:control="control18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19" draw:style-name="gr1" draw:text-style-name="P17" svg:width="2.133cm" svg:height="0.581cm" svg:x="0.074cm" svg:y="0.042cm" draw:control="control19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20" draw:style-name="gr1" draw:text-style-name="P17" svg:width="2.133cm" svg:height="0.581cm" svg:x="0.074cm" svg:y="0.042cm" draw:control="control20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21" draw:style-name="gr1" draw:text-style-name="P17" svg:width="0.613cm" svg:height="0.5cm" svg:x="1.127cm" svg:y="0.014cm" draw:control="control21"/><text:span text:style-name="Default_20_Paragraph_20_Font"><text:span text:style-name="T6">  </text:span></text:span></text:p>
          </table:table-cell>
        </table:table-row>
        <table:table-row table:style-name="Table13.2">
          <table:table-cell table:style-name="Table13.A1" office:value-type="string">
            <text:p text:style-name="P6"><draw:control text:anchor-type="paragraph" draw:z-index="22" draw:style-name="gr1" draw:text-style-name="P17" svg:width="2.133cm" svg:height="0.581cm" svg:x="0.074cm" svg:y="0.042cm" draw:control="control22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23" draw:style-name="gr1" draw:text-style-name="P17" svg:width="4.744cm" svg:height="0.581cm" svg:x="0.206cm" svg:y="0.002cm" draw:control="control23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24" draw:style-name="gr1" draw:text-style-name="P17" svg:width="2.133cm" svg:height="0.581cm" svg:x="0.074cm" svg:y="0.042cm" draw:control="control24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25" draw:style-name="gr1" draw:text-style-name="P17" svg:width="2.133cm" svg:height="0.581cm" svg:x="0.074cm" svg:y="0.042cm" draw:control="control25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26" draw:style-name="gr1" draw:text-style-name="P17" svg:width="0.613cm" svg:height="0.5cm" svg:x="1.127cm" svg:y="0.014cm" draw:control="control26"/><text:span text:style-name="Default_20_Paragraph_20_Font"><text:span text:style-name="T6">  </text:span></text:span></text:p>
          </table:table-cell>
        </table:table-row>
        <table:table-row table:style-name="Table13.2">
          <table:table-cell table:style-name="Table13.A1" office:value-type="string">
            <text:p text:style-name="P6"><draw:control text:anchor-type="paragraph" draw:z-index="27" draw:style-name="gr1" draw:text-style-name="P17" svg:width="2.133cm" svg:height="0.581cm" svg:x="0.074cm" svg:y="0.042cm" draw:control="control27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28" draw:style-name="gr1" draw:text-style-name="P17" svg:width="4.744cm" svg:height="0.581cm" svg:x="0.206cm" svg:y="0.002cm" draw:control="control28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29" draw:style-name="gr1" draw:text-style-name="P17" svg:width="2.133cm" svg:height="0.581cm" svg:x="0.074cm" svg:y="0.042cm" draw:control="control29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30" draw:style-name="gr1" draw:text-style-name="P17" svg:width="2.133cm" svg:height="0.581cm" svg:x="0.074cm" svg:y="0.042cm" draw:control="control30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31" draw:style-name="gr1" draw:text-style-name="P17" svg:width="0.613cm" svg:height="0.5cm" svg:x="1.127cm" svg:y="0.014cm" draw:control="control31"/><text:span text:style-name="Default_20_Paragraph_20_Font"><text:span text:style-name="T6">  </text:span></text:span></text:p>
          </table:table-cell>
        </table:table-row>
        <table:table-row table:style-name="Table13.2">
          <table:table-cell table:style-name="Table13.A1" office:value-type="string">
            <text:p text:style-name="P6"><draw:control text:anchor-type="paragraph" draw:z-index="32" draw:style-name="gr1" draw:text-style-name="P17" svg:width="2.133cm" svg:height="0.581cm" svg:x="0.074cm" svg:y="0.042cm" draw:control="control32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36" draw:style-name="gr1" draw:text-style-name="P17" svg:width="4.744cm" svg:height="0.581cm" svg:x="0.206cm" svg:y="0.002cm" draw:control="control36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33" draw:style-name="gr1" draw:text-style-name="P17" svg:width="2.133cm" svg:height="0.581cm" svg:x="0.152cm" svg:y="0.005cm" draw:control="control33"/><text:span text:style-name="Default_20_Paragraph_20_Font"><text:span text:style-name="T6">    </text:span></text:span></text:p>
          </table:table-cell>
          <table:table-cell table:style-name="Table13.A1" office:value-type="string">
            <text:p text:style-name="P6"><draw:control text:anchor-type="paragraph" draw:z-index="34" draw:style-name="gr1" draw:text-style-name="P17" svg:width="2.133cm" svg:height="0.581cm" svg:x="0.309cm" svg:y="0.005cm" draw:control="control34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6"><draw:control text:anchor-type="paragraph" draw:z-index="37" draw:style-name="gr1" draw:text-style-name="P17" svg:width="0.613cm" svg:height="0.5cm" svg:x="1.127cm" svg:y="0.014cm" draw:control="control37"/><text:span text:style-name="Default_20_Paragraph_20_Font"><text:span text:style-name="T6"/></text:span></text:p>
          </table:table-cell>
        </table:table-row>
      </table:table>
      <text:p text:style-name="P4"/>
      <text:p text:style-name="P4"/>
      <text:p text:style-name="P4">_______________________________</text:p>
      <text:p text:style-name="Normal"><text:span text:style-name="Default_20_Paragraph_20_Font"><text:span text:style-name="T4">date and signature doctoral candidate</text:span></text:span></text:p>
      <text:p text:style-name="P9">_____________________________________________________________________________________________</text:p>
      <text:p text:style-name="Text_20_body"><text:span text:style-name="Default_20_Paragraph_20_Font"><text:span text:style-name="T5">The Department confirms that the courses is passed and that the training component is completed</text:span></text:span></text:p>
      <text:p text:style-name="Text_20_body">_______________________________</text:p>
      <text:p text:style-name="P16">date and signature Department</text:p>
      <text:p text:style-name="Normal"><text:soft-page-break/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nb" fo:country="NO" fo:font-style="normal" fo:text-shadow="none" style:text-underline-style="none" fo:font-weight="normal" style:letter-kerning="false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nb" fo:country="NO" fo:font-style="normal" fo:text-shadow="none" style:text-underline-style="none" fo:font-weight="normal" style:letter-kerning="false" fo:background-color="transparent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Stil1" style:family="paragraph" style:parent-style-name="Body_20_Text">
      <style:paragraph-properties fo:hyphenation-ladder-count="no-limit"/>
      <style:text-properties fo:language="nb" fo:country="NO" style:language-asian="nb" style:country-asian="NO" style:font-size-complex="10pt" fo:hyphenate="false"/>
    </style:style>
    <style:style style:name="Body_20_Text" style:display-name="Body Text" style:family="paragraph" style:parent-style-name="Normal">
      <style:paragraph-properties fo:margin-top="0cm" fo:margin-bottom="0.212cm" style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language="nb" fo:country="NO" style:language-asian="nb" style:country-asian="NO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51cm" fo:margin-bottom="1.251cm" fo:margin-left="2.501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Default_20_Paragraph_20_Font"><text:span text:style-name="MT1"/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BEKREFTELSE PÅ FULLFØRT OG BESTÅTT OPPLÆRINGSDEL</dc:title>
    <meta:initial-creator>Merethe Bremer</meta:initial-creator>
    <dc:creator>Jean-Raphaël Martinez</dc:creator>
    <meta:creation-date>2011-03-24T18:45:00Z</meta:creation-date>
    <dc:date>2011-03-24T20:57:55.80</dc:date>
    <meta:editing-cycles>4</meta:editing-cycles>
    <meta:editing-duration>PT13M26S</meta:editing-duration>
    <meta:document-statistic meta:table-count="1" meta:image-count="1" meta:object-count="0" meta:page-count="2" meta:paragraph-count="53" meta:word-count="77" meta:character-count="802" meta:non-whitespace-character-count="578"/>
    <meta:template xlink:type="simple" xlink:actuate="onRequest" xlink:title="" xlink:href="../../../../../../tmp/mozilla_kjetil0/opplaringsdel_bekreftelse_engelsk.odt/Normal.dotm"/>
  </office:meta>
</office:document-meta>
</file>